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keGeneratorMessages.errInvokeNoInputMessageForInputOp( String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okeGeneratorMessages.errInvokeNoOutputMessageForOutputOp( String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